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MUÑOZ SILVA, WILMER HUMBERTO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NACES ROJO (PAVIPOLLO)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ALLPACCA SUAQUITA, PAUL ANTHON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18:32:0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